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99cm" loext:contextual-spacing="false"/>
      <style:text-properties officeooo:rsid="00218a1f" officeooo:paragraph-rsid="00218a1f"/>
    </style:style>
    <style:style style:name="P2" style:family="paragraph" style:parent-style-name="Text_20_body">
      <style:paragraph-properties fo:margin-top="0cm" fo:margin-bottom="0.499cm" loext:contextual-spacing="false"/>
      <style:text-properties fo:color="#ff3333" style:font-name="Liberation Serif" fo:font-size="11pt" fo:font-weight="bold" officeooo:rsid="001fd4fb" officeooo:paragraph-rsid="001fd4fb" style:font-size-asian="11pt" style:font-weight-asian="bold" style:font-size-complex="11pt" style:font-weight-complex="bold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rsid="00218a1f" officeooo:paragraph-rsid="00218a1f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rsid="0031441e" officeooo:paragraph-rsid="0031441e"/>
    </style:style>
    <style:style style:name="P6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03758f7" style:font-size-asian="12pt" style:font-size-complex="12pt"/>
    </style:style>
    <style:style style:name="P7" style:family="paragraph" style:parent-style-name="Preformatted_20_Text">
      <style:paragraph-properties fo:margin-top="0cm" fo:margin-bottom="0.499cm" loext:contextual-spacing="false"/>
      <style:text-properties style:font-name="Liberation Serif" fo:font-size="11pt" style:font-size-asian="11pt" style:font-size-complex="11pt"/>
    </style:style>
    <style:style style:name="P8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5720a" officeooo:paragraph-rsid="0015720a" style:font-size-asian="11pt" style:font-size-complex="11pt"/>
    </style:style>
    <style:style style:name="P9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3d54ec" officeooo:paragraph-rsid="003d54ec" style:font-size-asian="11pt" style:font-size-complex="11pt"/>
    </style:style>
    <style:style style:name="P10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9087c" officeooo:paragraph-rsid="0019087c" style:font-size-asian="11pt" style:font-size-complex="11pt"/>
    </style:style>
    <style:style style:name="P11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ca958" officeooo:paragraph-rsid="001ca958" style:font-size-asian="11pt" style:font-size-complex="11pt"/>
    </style:style>
    <style:style style:name="P12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20f9f" style:font-size-asian="11pt" style:font-size-complex="11pt"/>
    </style:style>
    <style:style style:name="P13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20f9f" officeooo:paragraph-rsid="00220f9f" style:font-size-asian="11pt" style:font-size-complex="11pt"/>
    </style:style>
    <style:style style:name="P14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30523" officeooo:paragraph-rsid="00230523" style:font-size-asian="11pt" style:font-size-complex="11pt"/>
    </style:style>
    <style:style style:name="P15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31441e" officeooo:paragraph-rsid="0031441e" style:font-size-asian="11pt" style:font-size-complex="11pt"/>
    </style:style>
    <style:style style:name="P16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ae5ea" officeooo:paragraph-rsid="002ae5ea" style:font-size-asian="11pt" style:font-size-complex="11pt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9647d" officeooo:paragraph-rsid="0029647d" style:font-size-asian="11pt" style:font-size-complex="11pt"/>
    </style:style>
    <style:style style:name="P18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9647d" officeooo:paragraph-rsid="003758f7" style:font-size-asian="11pt" style:font-size-complex="11pt"/>
    </style:style>
    <style:style style:name="P19" style:family="paragraph" style:parent-style-name="Preformatted_20_Text">
      <style:paragraph-properties fo:margin-top="0cm" fo:margin-bottom="0.499cm" loext:contextual-spacing="false">
        <style:tab-stops>
          <style:tab-stop style:position="3.681cm"/>
        </style:tab-stops>
      </style:paragraph-properties>
      <style:text-properties style:font-name="Liberation Serif" fo:font-size="11pt" officeooo:rsid="0029647d" officeooo:paragraph-rsid="0029647d" style:font-size-asian="11pt" style:font-size-complex="11pt"/>
    </style:style>
    <style:style style:name="P20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9647d" officeooo:paragraph-rsid="004d093f" style:font-size-asian="11pt" style:font-size-complex="11pt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33d5d" officeooo:paragraph-rsid="00233d5d" style:font-size-asian="11pt" style:font-size-complex="11pt"/>
    </style:style>
    <style:style style:name="P22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fd4fb" officeooo:paragraph-rsid="001fd4fb" style:font-size-asian="11pt" style:font-size-complex="11pt"/>
    </style:style>
    <style:style style:name="P23" style:family="paragraph" style:parent-style-name="Preformatted_20_Text">
      <style:paragraph-properties fo:margin-top="0cm" fo:margin-bottom="0.499cm" loext:contextual-spacing="false"/>
      <style:text-properties style:font-name="Liberation Serif" fo:font-size="11pt" fo:background-color="#ffff99" style:font-size-asian="11pt" style:font-size-complex="11pt"/>
    </style:style>
    <style:style style:name="P24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style:font-name="Liberation Serif" fo:font-size="11pt" officeooo:rsid="00230523" officeooo:paragraph-rsid="00230523" fo:background-color="#ffff99" style:font-size-asian="11pt" style:font-size-complex="11pt"/>
    </style:style>
    <style:style style:name="P25" style:family="paragraph" style:parent-style-name="Preformatted_20_Text">
      <style:paragraph-properties fo:margin-top="0cm" fo:margin-bottom="0.499cm" loext:contextual-spacing="false"/>
      <style:text-properties style:font-name="Liberation Serif" fo:font-size="11pt" fo:font-weight="bold" officeooo:rsid="0029ab5e" officeooo:paragraph-rsid="0043c011" style:font-size-asian="11pt" style:font-weight-asian="bold" style:font-size-complex="11pt" style:font-weight-complex="bold"/>
    </style:style>
    <style:style style:name="P26" style:family="paragraph" style:parent-style-name="Preformatted_20_Text">
      <style:paragraph-properties fo:margin-top="0cm" fo:margin-bottom="0.499cm" loext:contextual-spacing="false"/>
      <style:text-properties style:font-name="Liberation Serif" fo:font-size="11pt" fo:font-weight="bold" officeooo:rsid="0029ab5e" officeooo:paragraph-rsid="004902ca" style:font-size-asian="11pt" style:font-weight-asian="bold" style:font-size-complex="11pt" style:font-weight-complex="bold"/>
    </style:style>
    <style:style style:name="P27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style:font-name="Liberation Serif" fo:font-size="11pt" fo:font-weight="bold" officeooo:rsid="0029ab5e" officeooo:paragraph-rsid="004902ca" fo:background-color="#ffff99" style:font-size-asian="11pt" style:font-weight-asian="bold" style:font-size-complex="11pt" style:font-weight-complex="bold"/>
    </style:style>
    <style:style style:name="P28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style:font-name="Liberation Serif" fo:font-size="11pt" fo:font-weight="bold" officeooo:rsid="0029ab5e" officeooo:paragraph-rsid="004a2a9f" fo:background-color="#ffff99" style:font-size-asian="11pt" style:font-weight-asian="bold" style:font-size-complex="11pt" style:font-weight-complex="bold"/>
    </style:style>
    <style:style style:name="P29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style:font-name="Liberation Serif" fo:font-size="11pt" fo:font-weight="bold" officeooo:rsid="00230523" officeooo:paragraph-rsid="00230523" fo:background-color="#ffff99" style:font-size-asian="11pt" style:font-weight-asian="bold" style:font-size-complex="11pt" style:font-weight-complex="bold"/>
    </style:style>
    <style:style style:name="P30" style:family="paragraph" style:parent-style-name="Preformatted_20_Text">
      <style:paragraph-properties fo:margin-top="0cm" fo:margin-bottom="0.499cm" loext:contextual-spacing="false"/>
      <style:text-properties style:font-name="Liberation Serif" fo:font-size="13pt" officeooo:rsid="0029647d" officeooo:paragraph-rsid="0029647d" style:font-size-asian="13pt" style:font-size-complex="13pt"/>
    </style:style>
    <style:style style:name="P31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29647d" officeooo:paragraph-rsid="003d54ec" style:font-size-asian="11pt" style:font-weight-asian="bold" style:font-size-complex="11pt" style:font-weight-complex="bold"/>
    </style:style>
    <style:style style:name="P32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19087c" officeooo:paragraph-rsid="0019087c" style:font-size-asian="11pt" style:font-weight-asian="bold" style:font-size-complex="11pt" style:font-weight-complex="bold"/>
    </style:style>
    <style:style style:name="P33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218a1f" officeooo:paragraph-rsid="00218a1f" style:font-size-asian="11pt" style:font-weight-asian="bold" style:font-size-complex="11pt" style:font-weight-complex="bold"/>
    </style:style>
    <style:style style:name="P34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758f7" officeooo:paragraph-rsid="0043c011" style:font-size-asian="11pt" style:font-weight-asian="bold" style:font-size-complex="11pt" style:font-weight-complex="bold"/>
    </style:style>
    <style:style style:name="P35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758f7" officeooo:paragraph-rsid="0042720f" style:font-size-asian="11pt" style:font-weight-asian="bold" style:font-size-complex="11pt" style:font-weight-complex="bold"/>
    </style:style>
    <style:style style:name="P36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d98a4" officeooo:paragraph-rsid="003d98a4" style:font-size-asian="11pt" style:font-weight-asian="bold" style:font-size-complex="11pt" style:font-weight-complex="bold"/>
    </style:style>
    <style:style style:name="P37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d54ec" officeooo:paragraph-rsid="003d54ec" style:font-size-asian="11pt" style:font-weight-asian="bold" style:font-size-complex="11pt" style:font-weight-complex="bold"/>
    </style:style>
    <style:style style:name="P38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d54ec" officeooo:paragraph-rsid="0042720f" style:font-size-asian="11pt" style:font-weight-asian="bold" style:font-size-complex="11pt" style:font-weight-complex="bold"/>
    </style:style>
    <style:style style:name="P39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d54ec" officeooo:paragraph-rsid="004902ca" style:font-size-asian="11pt" style:font-weight-asian="bold" style:font-size-complex="11pt" style:font-weight-complex="bold"/>
    </style:style>
    <style:style style:name="P40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29ab5e" officeooo:paragraph-rsid="004f0915" style:font-size-asian="11pt" style:font-weight-asian="bold" style:font-size-complex="11pt" style:font-weight-complex="bold"/>
    </style:style>
    <style:style style:name="P41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758f7" officeooo:paragraph-rsid="0029647d" fo:background-color="#ffffff" style:font-size-asian="11pt" style:font-weight-asian="bold" style:font-size-complex="11pt" style:font-weight-complex="bold"/>
    </style:style>
    <style:style style:name="P42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text-shadow="1pt 1pt" fo:font-weight="normal" officeooo:rsid="00324635" officeooo:paragraph-rsid="0040c74f" style:font-size-asian="11pt" style:font-weight-asian="normal" style:font-size-complex="11pt" style:font-weight-complex="normal"/>
    </style:style>
    <style:style style:name="P43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text-shadow="1pt 1pt" fo:font-weight="normal" officeooo:rsid="0042720f" officeooo:paragraph-rsid="0042720f" fo:background-color="#ffff99" style:font-size-asian="11pt" style:font-weight-asian="normal" style:font-size-complex="11pt" style:font-weight-complex="normal"/>
    </style:style>
    <style:style style:name="P44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fo:color="#000000" style:font-name="Liberation Serif" fo:font-size="11pt" fo:text-shadow="1pt 1pt" fo:font-weight="normal" officeooo:rsid="0042720f" officeooo:paragraph-rsid="004902ca" fo:background-color="#ffff99" style:font-size-asian="11pt" style:font-weight-asian="normal" style:font-size-complex="11pt" style:font-weight-complex="normal"/>
    </style:style>
    <style:style style:name="P45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text-shadow="1pt 1pt" fo:font-weight="bold" officeooo:rsid="004902ca" officeooo:paragraph-rsid="0040c74f" fo:background-color="#ffff99" style:font-size-asian="11pt" style:font-weight-asian="bold" style:font-size-complex="11pt" style:font-weight-complex="bold"/>
    </style:style>
    <style:style style:name="P46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12a487" officeooo:paragraph-rsid="0012a487" style:font-size-asian="11pt" style:font-size-complex="11pt"/>
    </style:style>
    <style:style style:name="P47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3d54ec" officeooo:paragraph-rsid="003d54ec" style:font-size-asian="11pt" style:font-size-complex="11pt"/>
    </style:style>
    <style:style style:name="P48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3d54ec" officeooo:paragraph-rsid="0042720f" style:font-size-asian="11pt" style:font-size-complex="11pt"/>
    </style:style>
    <style:style style:name="P49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3d54ec" officeooo:paragraph-rsid="004902ca" style:font-size-asian="11pt" style:font-size-complex="11pt"/>
    </style:style>
    <style:style style:name="P50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fo:color="#ff0000" style:font-name="Liberation Serif" fo:font-size="11pt" fo:font-weight="bold" officeooo:rsid="003d54ec" officeooo:paragraph-rsid="004a2a9f" fo:background-color="#ffff99" style:font-size-asian="11pt" style:font-weight-asian="bold" style:font-size-complex="11pt" style:font-weight-complex="bold"/>
    </style:style>
    <style:style style:name="P51" style:family="paragraph" style:parent-style-name="Preformatted_20_Text">
      <style:paragraph-properties fo:margin-top="0cm" fo:margin-bottom="0.499cm" loext:contextual-spacing="false"/>
      <style:text-properties fo:color="#ff0000" fo:font-size="11pt" style:font-size-asian="11pt" style:font-size-complex="11pt"/>
    </style:style>
    <style:style style:name="P52" style:family="paragraph" style:parent-style-name="Preformatted_20_Text">
      <style:paragraph-properties fo:margin-top="0cm" fo:margin-bottom="0.499cm" loext:contextual-spacing="false"/>
      <style:text-properties fo:font-size="11pt" officeooo:rsid="0040c74f" officeooo:paragraph-rsid="0040c74f" style:font-size-asian="11pt" style:font-size-complex="11pt"/>
    </style:style>
    <style:style style:name="P53" style:family="paragraph" style:parent-style-name="Preformatted_20_Text">
      <style:paragraph-properties fo:margin-top="0cm" fo:margin-bottom="0.499cm" loext:contextual-spacing="false"/>
      <style:text-properties fo:color="#ff3300" style:font-name="Liberation Serif" fo:font-size="11pt" officeooo:paragraph-rsid="0042720f" style:font-size-asian="11pt" style:font-size-complex="11pt"/>
    </style:style>
    <style:style style:name="P54" style:family="paragraph" style:parent-style-name="Preformatted_20_Text">
      <style:paragraph-properties fo:margin-top="0cm" fo:margin-bottom="0.499cm" loext:contextual-spacing="false"/>
      <style:text-properties fo:color="#ff3300" style:font-name="Liberation Serif" fo:font-size="11pt" fo:font-weight="bold" officeooo:rsid="003758f7" officeooo:paragraph-rsid="003758f7" style:font-size-asian="11pt" style:font-weight-asian="bold" style:font-size-complex="11pt" style:font-weight-complex="bold"/>
    </style:style>
    <style:style style:name="P55" style:family="paragraph" style:parent-style-name="Preformatted_20_Text">
      <style:paragraph-properties fo:margin-top="0cm" fo:margin-bottom="0.499cm" loext:contextual-spacing="false"/>
      <style:text-properties fo:color="#ff3300" style:font-name="Liberation Serif" fo:font-size="12pt" fo:font-weight="bold" officeooo:rsid="0029647d" officeooo:paragraph-rsid="0029647d" style:font-size-asian="12pt" style:font-weight-asian="bold" style:font-size-complex="12pt" style:font-weight-complex="bold"/>
    </style:style>
    <style:style style:name="P56" style:family="paragraph" style:parent-style-name="Preformatted_20_Text">
      <style:paragraph-properties fo:margin-top="0cm" fo:margin-bottom="0.499cm" loext:contextual-spacing="false"/>
      <style:text-properties fo:color="#1c1c1c" style:font-name="Liberation Serif" fo:font-size="11pt" fo:font-weight="bold" officeooo:rsid="00218a1f" officeooo:paragraph-rsid="00218a1f" style:font-size-asian="11pt" style:font-weight-asian="bold" style:font-size-complex="11pt" style:font-weight-complex="bold"/>
    </style:style>
    <style:style style:name="P57" style:family="paragraph" style:parent-style-name="Preformatted_20_Text">
      <style:paragraph-properties fo:margin-top="0cm" fo:margin-bottom="0.499cm" loext:contextual-spacing="false"/>
      <style:text-properties fo:color="#1c1c1c" style:font-name="Liberation Serif" fo:font-size="11pt" fo:font-weight="bold" officeooo:rsid="003758f7" officeooo:paragraph-rsid="003758f7" style:font-size-asian="11pt" style:font-weight-asian="bold" style:font-size-complex="11pt" style:font-weight-complex="bold"/>
    </style:style>
    <style:style style:name="P58" style:family="paragraph" style:parent-style-name="Preformatted_20_Text">
      <style:paragraph-properties fo:margin-top="0cm" fo:margin-bottom="0.499cm" loext:contextual-spacing="false"/>
      <style:text-properties fo:color="#1c1c1c" style:font-name="Liberation Serif" fo:font-size="11pt" fo:font-weight="bold" officeooo:rsid="0031441e" officeooo:paragraph-rsid="00324635" style:font-size-asian="11pt" style:font-weight-asian="bold" style:font-size-complex="11pt" style:font-weight-complex="bold"/>
    </style:style>
    <style:style style:name="P59" style:family="paragraph" style:parent-style-name="Preformatted_20_Text">
      <style:paragraph-properties fo:margin-top="0cm" fo:margin-bottom="0.499cm" loext:contextual-spacing="false"/>
      <style:text-properties fo:color="#0000ff" style:font-name="Liberation Serif" fo:font-size="11pt" officeooo:rsid="0029647d" officeooo:paragraph-rsid="0029647d" style:font-size-asian="11pt" style:font-size-complex="11pt"/>
    </style:style>
    <style:style style:name="P60" style:family="paragraph" style:parent-style-name="Preformatted_20_Text">
      <style:paragraph-properties fo:margin-top="0cm" fo:margin-bottom="0.499cm" loext:contextual-spacing="false"/>
      <style:text-properties fo:color="#ffffff" style:font-name="Liberation Serif" fo:font-size="11pt" officeooo:rsid="0029647d" officeooo:paragraph-rsid="0029647d" style:font-size-asian="11pt" style:font-size-complex="11pt"/>
    </style:style>
    <style:style style:name="P61" style:family="paragraph" style:parent-style-name="Preformatted_20_Text">
      <style:paragraph-properties fo:margin-top="0cm" fo:margin-bottom="0.499cm" loext:contextual-spacing="false"/>
      <style:text-properties fo:color="#7e0021" style:font-name="Liberation Serif" fo:font-size="11pt" officeooo:rsid="0029647d" officeooo:paragraph-rsid="0029647d" style:font-size-asian="11pt" style:font-size-complex="11pt"/>
    </style:style>
    <style:style style:name="P62" style:family="paragraph" style:parent-style-name="Preformatted_20_Text">
      <style:paragraph-properties fo:margin-top="0cm" fo:margin-bottom="0.499cm" loext:contextual-spacing="false"/>
      <style:text-properties fo:color="#000099" style:font-name="Liberation Serif" fo:font-size="11pt" officeooo:rsid="0029647d" officeooo:paragraph-rsid="0029647d" style:font-size-asian="11pt" style:font-size-complex="11pt"/>
    </style:style>
    <style:style style:name="P63" style:family="paragraph" style:parent-style-name="Preformatted_20_Text">
      <style:paragraph-properties fo:margin-top="0cm" fo:margin-bottom="0.499cm" loext:contextual-spacing="false"/>
      <style:text-properties fo:color="#801900" style:font-name="Liberation Serif" fo:font-size="11pt" officeooo:rsid="0029647d" officeooo:paragraph-rsid="0029647d" style:font-size-asian="11pt" style:font-size-complex="11pt"/>
    </style:style>
    <style:style style:name="P64" style:family="paragraph" style:parent-style-name="Preformatted_20_Text">
      <style:paragraph-properties fo:margin-top="0cm" fo:margin-bottom="0.499cm" loext:contextual-spacing="false"/>
      <style:text-properties fo:color="#ff3333" style:font-name="Liberation Serif" fo:font-size="11pt" style:font-size-asian="11pt" style:font-size-complex="11pt"/>
    </style:style>
    <style:style style:name="P65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0d8a32" officeooo:paragraph-rsid="00324635" style:font-size-asian="11pt" style:font-weight-asian="bold" style:font-size-complex="11pt" style:font-weight-complex="bold"/>
    </style:style>
    <style:style style:name="P66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324635" officeooo:paragraph-rsid="00324635" style:font-size-asian="11pt" style:font-weight-asian="bold" style:font-size-complex="11pt" style:font-weight-complex="bold"/>
    </style:style>
    <style:style style:name="P67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324635" officeooo:paragraph-rsid="003d54ec" style:font-size-asian="11pt" style:font-weight-asian="bold" style:font-size-complex="11pt" style:font-weight-complex="bold"/>
    </style:style>
    <style:style style:name="P68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324635" officeooo:paragraph-rsid="003f5e2a" style:font-size-asian="11pt" style:font-weight-asian="bold" style:font-size-complex="11pt" style:font-weight-complex="bold"/>
    </style:style>
    <style:style style:name="P69" style:family="paragraph" style:parent-style-name="Standard">
      <style:paragraph-properties fo:margin-top="0cm" fo:margin-bottom="0.499cm" loext:contextual-spacing="false"/>
      <style:text-properties style:font-name="Liberation Serif" fo:font-size="11pt" officeooo:rsid="00324635" officeooo:paragraph-rsid="003f5e2a" style:font-size-asian="11pt" style:font-size-complex="11pt"/>
    </style:style>
    <style:style style:name="P70" style:family="paragraph" style:parent-style-name="Standard">
      <style:paragraph-properties fo:margin-top="0cm" fo:margin-bottom="0.499cm" loext:contextual-spacing="false"/>
      <style:text-properties fo:color="#006600" style:font-name="Liberation Serif" fo:font-size="11pt" fo:font-weight="bold" officeooo:rsid="000d8a32" officeooo:paragraph-rsid="002d8d83" style:font-size-asian="11pt" style:font-weight-asian="bold" style:font-size-complex="11pt" style:font-weight-complex="bold"/>
    </style:style>
    <style:style style:name="P71" style:family="paragraph" style:parent-style-name="Standard">
      <style:paragraph-properties fo:margin-top="0cm" fo:margin-bottom="0.499cm" loext:contextual-spacing="false"/>
      <style:text-properties fo:color="#006600" style:font-name="Liberation Serif" fo:font-size="11pt" fo:font-weight="bold" officeooo:rsid="000d8a32" officeooo:paragraph-rsid="003d54ec" style:font-size-asian="11pt" style:font-weight-asian="bold" style:font-size-complex="11pt" style:font-weight-complex="bold"/>
    </style:style>
    <style:style style:name="P72" style:family="paragraph" style:parent-style-name="Heading_20_1">
      <style:paragraph-properties fo:margin-top="0cm" fo:margin-bottom="0.499cm" loext:contextual-spacing="false"/>
      <style:text-properties fo:color="#ff0000" style:font-name="Liberation Serif" fo:font-size="11pt" fo:font-weight="bold" officeooo:rsid="00324635" officeooo:paragraph-rsid="003f5e2a" style:font-size-asian="11pt" style:font-weight-asian="bold" style:font-size-complex="11pt" style:font-weight-complex="bold"/>
    </style:style>
    <style:style style:name="P73" style:family="paragraph" style:parent-style-name="Heading_20_1">
      <style:paragraph-properties fo:margin-top="0cm" fo:margin-bottom="0.499cm" loext:contextual-spacing="false"/>
      <style:text-properties fo:color="#ff0000" style:font-name="Liberation Serif" fo:font-size="11pt" officeooo:rsid="00286cd7" officeooo:paragraph-rsid="00286cd7" style:font-size-asian="11pt" style:font-size-complex="11pt"/>
    </style:style>
    <style:style style:name="P74" style:family="paragraph" style:parent-style-name="Heading_20_1">
      <style:paragraph-properties fo:margin-top="0cm" fo:margin-bottom="0.499cm" loext:contextual-spacing="false"/>
      <style:text-properties fo:color="#ff0000" style:font-name="Liberation Serif" fo:font-size="11pt" officeooo:rsid="00233d5d" officeooo:paragraph-rsid="00233d5d" style:font-size-asian="11pt" style:font-size-complex="11pt"/>
    </style:style>
    <style:style style:name="P75" style:family="paragraph" style:parent-style-name="Heading_20_1">
      <style:paragraph-properties fo:margin-top="0cm" fo:margin-bottom="0.499cm" loext:contextual-spacing="false"/>
      <style:text-properties fo:color="#ff3300" style:font-name="Liberation Serif" fo:font-size="11pt" officeooo:rsid="00220f9f" officeooo:paragraph-rsid="00220f9f" style:font-size-asian="11pt" style:font-size-complex="11pt"/>
    </style:style>
    <style:style style:name="P76" style:family="paragraph" style:parent-style-name="Preformatted_20_Text">
      <style:text-properties officeooo:paragraph-rsid="002ae5ea"/>
    </style:style>
    <style:style style:name="P77" style:family="paragraph" style:parent-style-name="Preformatted_20_Text">
      <style:paragraph-properties>
        <style:tab-stops>
          <style:tab-stop style:position="4.364cm"/>
        </style:tab-stops>
      </style:paragraph-properties>
    </style:style>
    <style:style style:name="P78" style:family="paragraph" style:parent-style-name="Preformatted_20_Text">
      <style:paragraph-properties>
        <style:tab-stops>
          <style:tab-stop style:position="4.364cm"/>
        </style:tab-stops>
      </style:paragraph-properties>
      <style:text-properties officeooo:paragraph-rsid="0042720f"/>
    </style:style>
    <style:style style:name="P79" style:family="paragraph" style:parent-style-name="Preformatted_20_Text">
      <style:paragraph-properties>
        <style:tab-stops>
          <style:tab-stop style:position="8.354cm"/>
        </style:tab-stops>
      </style:paragraph-properties>
      <style:text-properties fo:font-size="11pt" officeooo:paragraph-rsid="00251bda" style:font-size-asian="11pt" style:font-size-complex="11pt"/>
    </style:style>
    <style:style style:name="P80" style:family="paragraph" style:parent-style-name="Preformatted_20_Text">
      <style:paragraph-properties>
        <style:tab-stops>
          <style:tab-stop style:position="8.354cm"/>
        </style:tab-stops>
      </style:paragraph-properties>
      <style:text-properties fo:font-size="11pt" officeooo:paragraph-rsid="00253d41" style:font-size-asian="11pt" style:font-size-complex="11pt"/>
    </style:style>
    <style:style style:name="P81" style:family="paragraph" style:parent-style-name="Preformatted_20_Text">
      <style:text-properties style:font-name="Liberation Serif" fo:font-size="11pt" officeooo:rsid="0030082b" officeooo:paragraph-rsid="0030082b" fo:background-color="#ffffff" style:font-size-asian="11pt" style:font-size-complex="11pt"/>
    </style:style>
    <style:style style:name="P82" style:family="paragraph" style:parent-style-name="Preformatted_20_Text">
      <style:paragraph-properties>
        <style:tab-stops>
          <style:tab-stop style:position="3.217cm"/>
        </style:tab-stops>
      </style:paragraph-properties>
      <style:text-properties style:font-name="Liberation Serif" fo:font-size="11pt" officeooo:rsid="0030082b" officeooo:paragraph-rsid="0030082b" fo:background-color="#ffffff" style:font-size-asian="11pt" style:font-size-complex="11pt"/>
    </style:style>
    <style:style style:name="P83" style:family="paragraph" style:parent-style-name="Preformatted_20_Text">
      <style:paragraph-properties>
        <style:tab-stops>
          <style:tab-stop style:position="3.217cm"/>
        </style:tab-stops>
      </style:paragraph-properties>
      <style:text-properties style:font-name="Liberation Serif" fo:font-size="11pt" officeooo:rsid="0030082b" officeooo:paragraph-rsid="0030082b" fo:background-color="#ffff99" style:font-size-asian="11pt" style:font-size-complex="11pt"/>
    </style:style>
    <style:style style:name="P84" style:family="paragraph" style:parent-style-name="Preformatted_20_Text">
      <style:text-properties style:font-name="Liberation Serif" fo:font-size="11pt" fo:font-weight="bold" fo:background-color="#ffff99" style:font-size-asian="11pt" style:font-weight-asian="bold" style:font-size-complex="11pt" style:font-weight-complex="bold"/>
    </style:style>
    <style:style style:name="P85" style:family="paragraph" style:parent-style-name="Preformatted_20_Text">
      <style:paragraph-properties>
        <style:tab-stops>
          <style:tab-stop style:position="3.217cm"/>
        </style:tab-stops>
      </style:paragraph-properties>
      <style:text-properties style:font-name="Liberation Serif" fo:font-size="11pt" fo:font-weight="bold" officeooo:rsid="0030082b" officeooo:paragraph-rsid="0030082b" fo:background-color="#ffff99" style:font-size-asian="11pt" style:font-weight-asian="bold" style:font-size-complex="11pt" style:font-weight-complex="bold"/>
    </style:style>
    <style:style style:name="P86" style:family="paragraph" style:parent-style-name="Preformatted_20_Text">
      <style:text-properties style:font-name="Liberation Serif" fo:font-size="11pt" officeooo:paragraph-rsid="002ae5ea" style:font-size-asian="11pt" style:font-size-complex="11pt"/>
    </style:style>
    <style:style style:name="P87" style:family="paragraph" style:parent-style-name="Preformatted_20_Text">
      <style:text-properties fo:color="#ff3300" style:font-name="Liberation Serif" fo:font-size="11pt" style:font-size-asian="11pt" style:font-size-complex="11pt"/>
    </style:style>
    <style:style style:name="P88" style:family="paragraph" style:parent-style-name="Preformatted_20_Text">
      <style:text-properties fo:color="#ff3300" style:font-name="Liberation Serif" fo:font-size="11pt" officeooo:paragraph-rsid="002ae5ea" style:font-size-asian="11pt" style:font-size-complex="11pt"/>
    </style:style>
    <style:style style:name="P89" style:family="paragraph" style:parent-style-name="Standard">
      <style:text-properties style:font-name="Liberation Serif" fo:font-size="11pt" officeooo:rsid="000d8a32" style:font-size-asian="11pt" style:font-size-complex="11pt"/>
    </style:style>
    <style:style style:name="P90" style:family="paragraph" style:parent-style-name="Standard">
      <style:text-properties style:font-name="Liberation Serif" fo:font-size="11pt" officeooo:rsid="000d8a32" officeooo:paragraph-rsid="000d8a32" style:font-size-asian="11pt" style:font-size-complex="11pt"/>
    </style:style>
    <style:style style:name="P91" style:family="paragraph" style:parent-style-name="Standard">
      <style:text-properties style:font-name="Liberation Serif" fo:font-size="11pt" officeooo:rsid="000f6eaf" officeooo:paragraph-rsid="000f6eaf" style:font-size-asian="11pt" style:font-size-complex="11pt"/>
    </style:style>
    <style:style style:name="P92" style:family="paragraph" style:parent-style-name="Standard">
      <style:text-properties style:font-name="Liberation Serif" fo:font-size="11pt" officeooo:rsid="002e10a2" officeooo:paragraph-rsid="002e10a2" style:font-size-asian="11pt" style:font-size-complex="11pt"/>
    </style:style>
    <style:style style:name="P93" style:family="paragraph" style:parent-style-name="Standard">
      <style:text-properties style:font-name="Liberation Serif" fo:font-size="11pt" fo:font-weight="bold" officeooo:rsid="00324635" officeooo:paragraph-rsid="000d8a32" style:font-size-asian="11pt" style:font-weight-asian="bold" style:font-size-complex="11pt" style:font-weight-complex="bold"/>
    </style:style>
    <style:style style:name="P94" style:family="paragraph" style:parent-style-name="Standard">
      <style:text-properties style:font-name="Liberation Serif" fo:font-size="11pt" fo:font-weight="bold" officeooo:rsid="0047739b" officeooo:paragraph-rsid="0047739b" style:font-size-asian="11pt" style:font-weight-asian="bold" style:font-size-complex="11pt" style:font-weight-complex="bold"/>
    </style:style>
    <style:style style:name="P95" style:family="paragraph" style:parent-style-name="Standard">
      <style:text-properties style:font-name="Liberation Serif" fo:font-size="11pt" fo:font-weight="bold" officeooo:rsid="002e10a2" officeooo:paragraph-rsid="002e10a2" fo:background-color="#ffff99" style:font-size-asian="11pt" style:font-weight-asian="bold" style:font-size-complex="11pt" style:font-weight-complex="bold"/>
    </style:style>
    <style:style style:name="P96" style:family="paragraph" style:parent-style-name="Standard">
      <style:text-properties style:font-name="Liberation Serif" fo:font-size="11pt" fo:font-weight="normal" officeooo:rsid="0047739b" officeooo:paragraph-rsid="0047739b" style:font-size-asian="11pt" style:font-weight-asian="normal" style:font-size-complex="11pt" style:font-weight-complex="normal"/>
    </style:style>
    <style:style style:name="P97" style:family="paragraph" style:parent-style-name="Standard">
      <style:text-properties style:font-name="Liberation Serif" fo:font-size="12pt" officeooo:rsid="0047739b" officeooo:paragraph-rsid="0047739b" style:font-size-asian="12pt" style:font-size-complex="12pt"/>
    </style:style>
    <style:style style:name="P98" style:family="paragraph" style:parent-style-name="Standard">
      <style:text-properties style:font-name="Liberation Serif" fo:font-size="12pt" fo:font-weight="bold" officeooo:rsid="0047739b" officeooo:paragraph-rsid="0047739b" style:font-size-asian="12pt" style:font-weight-asian="bold" style:font-size-complex="12pt" style:font-weight-complex="bold"/>
    </style:style>
    <style:style style:name="P99" style:family="paragraph" style:parent-style-name="Standard">
      <style:text-properties style:font-name="Liberation Serif" fo:font-size="14pt" fo:font-weight="bold" officeooo:rsid="0047739b" style:font-size-asian="14pt" style:font-weight-asian="bold" style:font-size-complex="14pt" style:font-weight-complex="bold"/>
    </style:style>
    <style:style style:name="P100" style:family="paragraph" style:parent-style-name="Standard">
      <style:text-properties fo:color="#ff0000" style:font-name="Liberation Serif" fo:font-size="11pt" officeooo:rsid="000d8a32" officeooo:paragraph-rsid="000d8a32" style:font-size-asian="11pt" style:font-size-complex="11pt"/>
    </style:style>
    <style:style style:name="P101" style:family="paragraph" style:parent-style-name="Standard">
      <style:text-properties fo:color="#000000" style:font-name="Liberation Serif" fo:font-size="11pt" fo:font-weight="bold" officeooo:rsid="000f6eaf" officeooo:paragraph-rsid="000f6eaf" style:font-size-asian="11pt" style:font-weight-asian="bold" style:font-size-complex="11pt" style:font-weight-complex="bold"/>
    </style:style>
    <style:style style:name="P102" style:family="paragraph" style:parent-style-name="Standard">
      <style:text-properties fo:color="#006600" style:font-name="Liberation Serif" fo:font-size="11pt" fo:font-weight="bold" officeooo:rsid="000d8a32" officeooo:paragraph-rsid="000d8a32" style:font-size-asian="11pt" style:font-weight-asian="bold" style:font-size-complex="11pt" style:font-weight-complex="bold"/>
    </style:style>
    <style:style style:name="P103" style:family="paragraph" style:parent-style-name="Standard">
      <style:text-properties fo:color="#006600" style:font-name="Liberation Serif" fo:font-size="11pt" officeooo:rsid="002e10a2" officeooo:paragraph-rsid="002e10a2" style:font-size-asian="11pt" style:font-size-complex="11pt"/>
    </style:style>
    <style:style style:name="P104" style:family="paragraph" style:parent-style-name="Standard">
      <style:text-properties fo:color="#1c1c1c" style:font-name="Liberation Serif" fo:font-size="11pt" fo:font-weight="bold" officeooo:rsid="002e10a2" officeooo:paragraph-rsid="002e10a2" style:font-size-asian="11pt" style:font-weight-asian="bold" style:font-size-complex="11pt" style:font-weight-complex="bold"/>
    </style:style>
    <style:style style:name="P105" style:family="paragraph" style:parent-style-name="Standard">
      <style:text-properties fo:color="#0000ff" style:font-name="Liberation Serif" fo:font-size="12pt" fo:font-weight="bold" officeooo:rsid="0047739b" officeooo:paragraph-rsid="0047739b" style:font-size-asian="12pt" style:font-weight-asian="bold" style:font-size-complex="12pt" style:font-weight-complex="bold"/>
    </style:style>
    <style:style style:name="P106" style:family="paragraph" style:parent-style-name="Standard">
      <style:text-properties fo:color="#0000ff" style:font-name="Liberation Serif" fo:font-size="11pt" fo:font-weight="bold" officeooo:rsid="0047739b" officeooo:paragraph-rsid="0047739b" style:font-size-asian="11pt" style:font-weight-asian="bold" style:font-size-complex="11pt" style:font-weight-complex="bold"/>
    </style:style>
    <style:style style:name="P107" style:family="paragraph" style:parent-style-name="Standard">
      <style:text-properties fo:color="#0000ff" style:font-name="Liberation Serif" fo:font-size="11pt" fo:font-weight="bold" officeooo:rsid="003d54ec" officeooo:paragraph-rsid="0047739b" fo:background-color="#ffffff" style:font-size-asian="11pt" style:font-weight-asian="bold" style:font-size-complex="11pt" style:font-weight-complex="bold"/>
    </style:style>
    <style:style style:name="P108" style:family="paragraph" style:parent-style-name="Standard">
      <style:text-properties officeooo:rsid="000f6eaf" officeooo:paragraph-rsid="000f6eaf"/>
    </style:style>
    <style:style style:name="P109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font-weight="bold" officeooo:rsid="003d98a4" officeooo:paragraph-rsid="003d98a4" fo:background-color="#ffff99" style:font-size-asian="11pt" style:font-weight-asian="bold" style:font-size-complex="11pt" style:font-weight-complex="bold"/>
    </style:style>
    <style:style style:name="P110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font-weight="bold" officeooo:rsid="004d093f" officeooo:paragraph-rsid="004d093f" fo:background-color="#ffff99" style:font-size-asian="11pt" style:font-weight-asian="bold" style:font-size-complex="11pt" style:font-weight-complex="bold"/>
    </style:style>
    <style:style style:name="P111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3pt" fo:font-weight="bold" officeooo:rsid="0043c011" officeooo:paragraph-rsid="0029647d" fo:background-color="#ffffff" style:font-size-asian="13pt" style:font-weight-asian="bold" style:font-size-complex="13pt" style:font-weight-complex="bold"/>
    </style:style>
    <style:style style:name="P112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4f0915" officeooo:paragraph-rsid="004f0915" style:font-size-asian="11pt" style:font-weight-asian="bold" style:font-size-complex="11pt" style:font-weight-complex="bold"/>
    </style:style>
    <style:style style:name="P113" style:family="paragraph" style:parent-style-name="Preformatted_20_Text">
      <style:paragraph-properties fo:margin-top="0cm" fo:margin-bottom="0.499cm" loext:contextual-spacing="false"/>
      <style:text-properties fo:color="#000099" style:font-name="Liberation Serif" fo:font-size="11pt" officeooo:rsid="0029647d" officeooo:paragraph-rsid="0029647d" style:font-size-asian="11pt" style:font-size-complex="11pt"/>
    </style:style>
    <style:style style:name="T1" style:family="text">
      <style:text-properties fo:background-color="#ffff99" loext:char-shading-value="0"/>
    </style:style>
    <style:style style:name="T2" style:family="text">
      <style:text-properties fo:color="#ff0000"/>
    </style:style>
    <style:style style:name="T3" style:family="text">
      <style:text-properties fo:color="#ff0000" officeooo:rsid="004902ca"/>
    </style:style>
    <style:style style:name="T4" style:family="text">
      <style:text-properties fo:color="#ff0000" fo:background-color="#ffffff" loext:char-shading-value="0"/>
    </style:style>
    <style:style style:name="T5" style:family="text">
      <style:text-properties fo:color="#0000ff"/>
    </style:style>
    <style:style style:name="T6" style:family="text">
      <style:text-properties fo:color="#0000ff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3333ff"/>
    </style:style>
    <style:style style:name="T8" style:family="text">
      <style:text-properties officeooo:rsid="002d8d83"/>
    </style:style>
    <style:style style:name="T9" style:family="text">
      <style:text-properties officeooo:rsid="00324635"/>
    </style:style>
    <style:style style:name="T10" style:family="text">
      <style:text-properties officeooo:rsid="00357ba8"/>
    </style:style>
    <style:style style:name="T11" style:family="text">
      <style:text-properties style:font-name="Liberation Serif" fo:font-weight="bold" officeooo:rsid="00324635" style:font-weight-asian="bold" style:font-weight-complex="bold"/>
    </style:style>
    <style:style style:name="T12" style:family="text">
      <style:text-properties style:font-name="Liberation Serif" fo:font-weight="bold" officeooo:rsid="003f5e2a" style:font-weight-asian="bold" style:font-weight-complex="bold"/>
    </style:style>
    <style:style style:name="T13" style:family="text">
      <style:text-properties style:font-name="Liberation Serif" fo:font-weight="bold" officeooo:rsid="00251bda" fo:background-color="#ffff99" loext:char-shading-value="0" style:font-weight-asian="bold" style:font-weight-complex="bold"/>
    </style:style>
    <style:style style:name="T14" style:family="text">
      <style:text-properties style:font-name="Liberation Serif" fo:font-weight="bold" officeooo:rsid="00253d41" fo:background-color="#ffff99" loext:char-shading-value="0" style:font-weight-asian="bold" style:font-weight-complex="bold"/>
    </style:style>
    <style:style style:name="T15" style:family="text">
      <style:text-properties style:font-name="Liberation Serif" fo:font-size="11pt" style:font-size-asian="11pt" style:font-size-complex="11pt"/>
    </style:style>
    <style:style style:name="T16" style:family="text">
      <style:text-properties style:font-name="Liberation Serif" fo:font-size="11pt" fo:font-weight="bold" fo:background-color="#ffff99" loext:char-shading-value="0" style:font-size-asian="11pt" style:font-weight-asian="bold" style:font-size-complex="11pt" style:font-weight-complex="bold"/>
    </style:style>
    <style:style style:name="T17" style:family="text">
      <style:text-properties style:font-name="Liberation Serif" fo:font-size="11pt" fo:font-weight="bold" officeooo:rsid="003f5e2a" fo:background-color="#ffff99" loext:char-shading-value="0" style:font-size-asian="11pt" style:font-weight-asian="bold" style:font-size-complex="11pt" style:font-weight-complex="bold"/>
    </style:style>
    <style:style style:name="T18" style:family="text">
      <style:text-properties fo:font-weight="bold" fo:background-color="#ffff99" loext:char-shading-value="0" style:font-weight-asian="bold" style:font-weight-complex="bold"/>
    </style:style>
    <style:style style:name="T19" style:family="text">
      <style:text-properties fo:font-weight="bold" officeooo:rsid="0019087c" fo:background-color="#ffff99" loext:char-shading-value="0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d98a4" style:font-weight-asian="bold" style:font-weight-complex="bold"/>
    </style:style>
    <style:style style:name="T22" style:family="text">
      <style:text-properties fo:font-weight="bold" fo:background-color="#ffff66" loext:char-shading-value="0" style:font-weight-asian="bold" style:font-weight-complex="bold"/>
    </style:style>
    <style:style style:name="T23" style:family="text">
      <style:text-properties fo:color="#cc0000"/>
    </style:style>
    <style:style style:name="T24" style:family="text">
      <style:text-properties officeooo:rsid="003758f7"/>
    </style:style>
    <style:style style:name="T25" style:family="text">
      <style:text-properties fo:color="#ff3300" fo:font-size="11pt" style:font-size-asian="11pt" style:font-size-complex="11pt"/>
    </style:style>
    <style:style style:name="T26" style:family="text">
      <style:text-properties fo:color="#0000cc"/>
    </style:style>
    <style:style style:name="T27" style:family="text">
      <style:text-properties fo:background-color="transparent" loext:char-shading-value="0"/>
    </style:style>
    <style:style style:name="T28" style:family="text">
      <style:text-properties fo:background-color="#ffffff" loext:char-shading-value="0"/>
    </style:style>
    <style:style style:name="T29" style:family="text">
      <style:text-properties fo:color="#000099"/>
    </style:style>
    <style:style style:name="T30" style:family="text">
      <style:text-properties fo:color="#000099" fo:background-color="#ffffff" loext:char-shading-value="0"/>
    </style:style>
    <style:style style:name="T31" style:family="text">
      <style:text-properties fo:color="#000099" fo:font-weight="normal" fo:background-color="#ffffff" loext:char-shading-value="0" style:font-weight-asian="normal" style:font-weight-complex="normal"/>
    </style:style>
    <style:style style:name="T32" style:family="text">
      <style:text-properties officeooo:rsid="003d54ec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fo:font-weight="normal" style:font-size-asian="11pt" style:font-weight-asian="normal" style:font-size-complex="11pt" style:font-weight-complex="normal"/>
    </style:style>
    <style:style style:name="T35" style:family="text">
      <style:text-properties fo:font-size="11pt" fo:background-color="#ffffff" loext:char-shading-value="0" style:font-size-asian="11pt" style:font-size-complex="11pt"/>
    </style:style>
    <style:style style:name="T36" style:family="text">
      <style:text-properties fo:font-size="11pt" officeooo:rsid="003d54ec" fo:background-color="#ffffff" loext:char-shading-value="0" style:font-size-asian="11pt" style:font-size-complex="11pt"/>
    </style:style>
    <style:style style:name="T37" style:family="text">
      <style:text-properties fo:font-size="11pt" officeooo:rsid="0041d6a3" fo:background-color="#ffffff" loext:char-shading-value="0" style:font-size-asian="11pt" style:font-size-complex="11pt"/>
    </style:style>
    <style:style style:name="T38" style:family="text">
      <style:text-properties fo:color="#000000" style:font-name="Liberation Serif" fo:font-size="11pt" fo:text-shadow="1pt 1pt" fo:font-weight="normal" officeooo:rsid="0042720f" fo:background-color="#ffff99" loext:char-shading-value="0" style:font-size-asian="11pt" style:font-weight-asian="normal" style:font-size-complex="11pt" style:font-weight-complex="normal"/>
    </style:style>
    <style:style style:name="T39" style:family="text">
      <style:text-properties fo:color="#000000" fo:font-weight="bold" fo:background-color="#ffff99" loext:char-shading-value="0" style:font-weight-asian="bold" style:font-weight-complex="bold"/>
    </style:style>
    <style:style style:name="T40" style:family="text">
      <style:text-properties fo:color="#000000" fo:font-weight="bold" officeooo:rsid="0041d6a3" fo:background-color="#ffff99" loext:char-shading-value="0" style:font-weight-asian="bold" style:font-weight-complex="bold"/>
    </style:style>
    <style:style style:name="T41" style:family="text">
      <style:text-properties fo:color="#000000" fo:font-weight="bold" officeooo:rsid="004902ca" fo:background-color="#ffff99" loext:char-shading-value="0" style:font-weight-asian="bold" style:font-weight-complex="bold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officeooo:rsid="003f5e2a"/>
    </style:style>
    <style:style style:name="T44" style:family="text">
      <style:text-properties fo:color="#006600" style:font-name="Liberation Serif" fo:font-size="11pt" fo:font-weight="bold" officeooo:rsid="003f5e2a" fo:background-color="#ffffff" loext:char-shading-value="0" style:font-size-asian="11pt" style:font-weight-asian="bold" style:font-size-complex="11pt" style:font-weight-complex="bold"/>
    </style:style>
    <style:style style:name="T45" style:family="text">
      <style:text-properties fo:color="#006600" style:font-name="Liberation Serif" fo:font-size="11pt" fo:font-weight="bold" officeooo:rsid="0042720f" fo:background-color="#ffffff" loext:char-shading-value="0" style:font-size-asian="11pt" style:font-weight-asian="bold" style:font-size-complex="11pt" style:font-weight-complex="bold"/>
    </style:style>
    <style:style style:name="T46" style:family="text">
      <style:text-properties fo:color="#006600" style:font-name="Liberation Serif" fo:font-size="11pt" fo:font-weight="bold" officeooo:rsid="0043c011" fo:background-color="#ffffff" loext:char-shading-value="0" style:font-size-asian="11pt" style:font-weight-asian="bold" style:font-size-complex="11pt" style:font-weight-complex="bold"/>
    </style:style>
    <style:style style:name="T47" style:family="text">
      <style:text-properties fo:color="#006600" style:font-name="Liberation Serif" officeooo:rsid="004a2a9f" fo:background-color="#ffffff" loext:char-shading-value="0"/>
    </style:style>
    <style:style style:name="T48" style:family="text">
      <style:text-properties fo:color="#006600" fo:font-weight="bold" fo:background-color="#ffffff" loext:char-shading-value="0" style:font-weight-asian="bold" style:font-weight-complex="bold"/>
    </style:style>
    <style:style style:name="T49" style:family="text">
      <style:text-properties fo:color="#006600" fo:font-weight="bold" officeooo:rsid="003758f7" fo:background-color="#ffffff" loext:char-shading-value="0" style:font-weight-asian="bold" style:font-weight-complex="bold"/>
    </style:style>
    <style:style style:name="T50" style:family="text">
      <style:text-properties fo:color="#006600" fo:font-weight="bold" officeooo:rsid="0043c011" fo:background-color="#ffffff" loext:char-shading-value="0" style:font-weight-asian="bold" style:font-weight-complex="bold"/>
    </style:style>
    <style:style style:name="T51" style:family="text">
      <style:text-properties fo:color="#006600" fo:font-weight="bold" style:font-weight-asian="bold" style:font-weight-complex="bold"/>
    </style:style>
    <style:style style:name="T52" style:family="text">
      <style:text-properties fo:color="#006600" fo:font-weight="bold" officeooo:rsid="003758f7" style:font-weight-asian="bold" style:font-weight-complex="bold"/>
    </style:style>
    <style:style style:name="T53" style:family="text">
      <style:text-properties fo:color="#006600" fo:font-weight="bold" officeooo:rsid="0043c011" style:font-weight-asian="bold" style:font-weight-complex="bold"/>
    </style:style>
    <style:style style:name="T54" style:family="text">
      <style:text-properties fo:color="#006600" fo:font-size="11pt" fo:font-weight="bold" style:font-size-asian="11pt" style:font-weight-asian="bold" style:font-size-complex="11pt" style:font-weight-complex="bold"/>
    </style:style>
    <style:style style:name="T55" style:family="text">
      <style:text-properties officeooo:rsid="0040c74f"/>
    </style:style>
    <style:style style:name="T56" style:family="text">
      <style:text-properties officeooo:rsid="0042720f"/>
    </style:style>
    <style:style style:name="T57" style:family="text">
      <style:text-properties fo:color="#111111" fo:font-weight="normal" style:font-weight-asian="normal" style:font-weight-complex="normal"/>
    </style:style>
    <style:style style:name="T58" style:family="text">
      <style:text-properties fo:color="#111111" fo:background-color="#ffff99" loext:char-shading-value="0"/>
    </style:style>
    <style:style style:name="T59" style:family="text">
      <style:text-properties officeooo:rsid="0043c011"/>
    </style:style>
    <style:style style:name="T60" style:family="text">
      <style:text-properties officeooo:rsid="0044bb92"/>
    </style:style>
    <style:style style:name="T61" style:family="text">
      <style:text-properties fo:font-size="14pt" fo:font-weight="bold" style:font-size-asian="14pt" style:font-weight-asian="bold" style:font-size-complex="14pt" style:font-weight-complex="bold"/>
    </style:style>
    <style:style style:name="T62" style:family="text">
      <style:text-properties fo:font-size="15pt" fo:font-weight="bold" style:font-size-asian="15pt" style:font-weight-asian="bold" style:font-size-complex="15pt" style:font-weight-complex="bold"/>
    </style:style>
    <style:style style:name="T63" style:family="text">
      <style:text-properties fo:font-size="15pt" fo:font-weight="bold" officeooo:rsid="0047739b" style:font-size-asian="15pt" style:font-weight-asian="bold" style:font-size-complex="15pt" style:font-weight-complex="bold"/>
    </style:style>
    <style:style style:name="T64" style:family="text">
      <style:text-properties fo:font-size="15pt" fo:font-weight="bold" officeooo:rsid="004d093f" style:font-size-asian="15pt" style:font-weight-asian="bold" style:font-size-complex="15pt" style:font-weight-complex="bold"/>
    </style:style>
    <style:style style:name="T65" style:family="text">
      <style:text-properties officeooo:rsid="004902ca"/>
    </style:style>
    <style:style style:name="T66" style:family="text">
      <style:text-properties fo:color="#330099" style:font-name="Liberation Serif" fo:font-weight="normal" officeooo:rsid="004a2a9f" fo:background-color="#ffffff" loext:char-shading-value="0" style:font-weight-asian="normal" style:font-weight-complex="normal"/>
    </style:style>
    <style:style style:name="T67" style:family="text">
      <style:text-properties officeooo:rsid="004d093f"/>
    </style:style>
    <style:style style:name="T68" style:family="text">
      <style:text-properties fo:color="#1c1c1c" officeooo:rsid="004d09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<text:tab/><text:tab/><text:tab/> <text:s text:c="5"/><text:span text:style-name="T61"><text:s text:c="5"/></text:span><text:span text:style-name="T62"><text:s/></text:span><text:span text:style-name="T63">Tamil Ka</text:span><text:span text:style-name="T64">a</text:span><text:span text:style-name="T63">vyathedal</text:span></text:p>
      <text:p text:style-name="P99"/>
      <text:p text:style-name="P99"/>
      <text:p text:style-name="P94">Requirements:</text:p>
      <text:p text:style-name="P98"/>
      <text:p text:style-name="P97"><text:span text:style-name="T20"><text:tab/><text:tab/></text:span><text:span text:style-name="T51">I</text:span><text:span text:style-name="T54">nstall</text:span><text:span text:style-name="T34"> :</text:span></text:p>
      <text:p text:style-name="P97"><text:span text:style-name="T34"><text:tab/><text:tab/><text:tab/> <text:s text:c="2"/></text:span><text:span text:style-name="T6">sudo pip install Dajngo 1.8.1</text:span></text:p>
      <text:p text:style-name="P106"/>
      <text:p text:style-name="P105"><text:span text:style-name="T33"><text:tab/><text:tab/><text:tab/> </text:span><text:span text:style-name="T35"><text:s text:c="2"/>pip install </text:span><text:span text:style-name="T36">whoosh==0.3.2</text:span></text:p>
      <text:p text:style-name="P107"><text:s/></text:p>
      <text:p text:style-name="P105"><text:span text:style-name="T36"><text:tab/><text:tab/><text:tab/> <text:s text:c="2"/></text:span><text:span text:style-name="T37">pip install Django-page-cms==1.9.18</text:span></text:p>
      <text:p text:style-name="P106"><text:tab/><text:tab/></text:p>
      <text:p text:style-name="P96"><text:tab/><text:tab/></text:p>
      <text:p text:style-name="P93"/>
      <text:p text:style-name="P93"/>
      <text:p text:style-name="P93">Step 1:</text:p>
      <text:p text:style-name="P90"/>
      <text:p text:style-name="P100"><text:s/>Traceback (most recent call last):</text:p>
      <text:p text:style-name="P100"><text:s text:c="2"/>File "manage.py", line 2, in &lt;module&gt;</text:p>
      <text:p text:style-name="P100"><text:s text:c="4"/>from django.core.management import execute_manager</text:p>
      <text:p text:style-name="P100">ImportError: cannot import name execute_manager</text:p>
      <text:p text:style-name="P90"/>
      <text:p text:style-name="P101">refer link:</text:p>
      <text:p text:style-name="P91"/>
      <text:p text:style-name="P108"><text:a xlink:type="simple" xlink:href="https://docs.djangoproject.com/en/1.11/releases/1.4/#updated-default-project-layout-and-manage-py" text:style-name="Internet_20_link" text:visited-style-name="Visited_20_Internet_20_Link"><text:span text:style-name="T15">https://docs.djangoproject.com/en/1.11/releases/1.4/#updated-default-project-layout-and-manage-py</text:span></text:a></text:p>
      <text:p text:style-name="P91"/>
      <text:p text:style-name="P102"/>
      <text:p text:style-name="P102">sollution: <text:s/><text:span text:style-name="T8">manage.py</text:span></text:p>
      <text:p text:style-name="P90"/>
      <text:p text:style-name="P104"/>
      <text:p text:style-name="P104">commend <text:span text:style-name="T10">This line</text:span>:</text:p>
      <text:p text:style-name="P103"/>
      <text:p text:style-name="P95"># <text:s text:c="2"/>from django.core.management import execute_manager</text:p>
      <text:p text:style-name="P92"/>
      <text:p text:style-name="P104"/>
      <text:p text:style-name="P104"><text:span text:style-name="T9">N</text:span>ext: <text:span text:style-name="T56">(added)</text:span></text:p>
      <text:p text:style-name="P90"/>
      <text:p text:style-name="P81"><text:tab/>.......................</text:p>
      <text:p text:style-name="P82"/>
      <text:p text:style-name="P83"/>
      <text:p text:style-name="P85">import os, sys</text:p>
      <text:p text:style-name="P85"/>
      <text:p text:style-name="P85">if __name__ == "__main__":</text:p>
      <text:p text:style-name="P85"><text:s text:c="4"/>os.environ.setdefault("DJANGO_SETTINGS_MODULE", "<text:span text:style-name="T23">encyclopedia.settings</text:span>")</text:p>
      <text:p text:style-name="P85"/>
      <text:p text:style-name="P85"><text:s text:c="4"/>from django.core.management import execute_from_command_line</text:p>
      <text:p text:style-name="P85"/>
      <text:p text:style-name="P85">execute_from_command_line(sys.argv)</text:p>
      <text:p text:style-name="P7"/>
      <text:p text:style-name="P7"/>
      <text:p text:style-name="P65"/>
      <text:p text:style-name="P65"/>
      <text:p text:style-name="P66"><text:soft-page-break/></text:p>
      <text:p text:style-name="P66"/>
      <text:p text:style-name="P66">Step 2:</text:p>
      <text:p text:style-name="P46"><text:s text:c="4"/>__import__(name)</text:p>
      <text:p text:style-name="P46">ImportError: No module named encyclopedia.settings</text:p>
      <text:p text:style-name="P70">sollution: <text:s/><text:span text:style-name="T8">manage.py <text:s/>(your project folder path)</text:span></text:p>
      <text:p text:style-name="P8">sys.path.append('<text:span text:style-name="T18">/home/linuxuser/</text:span><text:span text:style-name="T19">Documents</text:span><text:span text:style-name="T18">/tamilthedal/</text:span>')</text:p>
      <text:p text:style-name="P67"/>
      <text:p text:style-name="P67"/>
      <text:p text:style-name="P67">Step <text:span text:style-name="T32">3</text:span>:</text:p>
      <text:p text:style-name="P71">sollution: <text:s/><text:span text:style-name="T32">settings.py <text:s/>(your thedal.db folder path)</text:span></text:p>
      <text:p text:style-name="P31"><text:span text:style-name="T29">DATABASE_NAME</text:span> = <text:span text:style-name="T58">'/home/linuxuser/Documents/tamilthedal/encyclopedia/thedal.db' <text:s/></text:span><text:s/></text:p>
      <text:p text:style-name="P67"/>
      <text:p text:style-name="P67"/>
      <text:p text:style-name="P67">Step <text:span text:style-name="T32">4</text:span>:</text:p>
      <text:p text:style-name="P47"><text:s text:c="4"/>from whoosh.analysis import *</text:p>
      <text:p text:style-name="P47">ImportError: No module named whoosh.analysis</text:p>
      <text:p text:style-name="P37">Install:</text:p>
      <text:p text:style-name="P9">(tamil)linuxadmin@5gws057:~/Desktop/tamilthedal/encyclopedia$ <text:span text:style-name="T39">pip install whoosh==0.3.2 <text:s text:c="2"/></text:span></text:p>
      <text:p text:style-name="P68"/>
      <text:p text:style-name="P68"/>
      <text:p text:style-name="P69"><text:span text:style-name="T20">Step </text:span><text:span text:style-name="T21">5</text:span><text:span text:style-name="T20">:</text:span></text:p>
      <text:h text:style-name="P72" text:outline-level="1">ImportError at /</text:h>
      <text:p text:style-name="P51">No module named pages.urls</text:p>
      <text:p text:style-name="P38">Install:</text:p>
      <text:p text:style-name="P48"><text:span text:style-name="T57">(tamil)linuxadmin@5gws057:~/Desktop/tamilthedal/encyclopedia$</text:span><text:span text:style-name="T40">pip install Django-page-cms==1.9.18</text:span></text:p>
      <text:p text:style-name="P43"/>
      <text:p text:style-name="P42"><text:soft-page-break/></text:p>
      <text:p text:style-name="P26"><text:span text:style-name="Source_20_Text"><text:span text:style-name="T65">Note:</text:span></text:span></text:p>
      <text:p text:style-name="P27"><text:span text:style-name="Source_20_Text"><text:span text:style-name="T4">ImportError: No module named six</text:span></text:span></text:p>
      <text:p text:style-name="P50"><text:span text:style-name="Source_20_Text"><text:span text:style-name="T47">refer:</text:span></text:span></text:p>
      <text:p text:style-name="P28"><text:span text:style-name="Source_20_Text"><text:span text:style-name="T66">https://stackoverflow.com/questions/13967428/importerror-no-module-named-six</text:span></text:span></text:p>
      <text:p text:style-name="P39">Install: </text:p>
      <text:p text:style-name="P49"><text:span text:style-name="T57">(tamil)linuxadmin@5gws057:~/Desktop/tamilthedal/encyclopedia$</text:span><text:span text:style-name="T40">pip install </text:span><text:span text:style-name="T41">six</text:span></text:p>
      <text:p text:style-name="P45"/>
      <text:p text:style-name="P52"><text:span text:style-name="T11">Step </text:span><text:span text:style-name="T12">6</text:span><text:span text:style-name="T11">:</text:span></text:p>
      <text:p text:style-name="P10"><text:span text:style-name="T2">django.core.exceptions.ImproperlyConfigured: The TEMPLATE_DIRS setting must be a tuple. Please fix your settings</text:span>.</text:p>
      <text:p text:style-name="P32">Sollution: <text:s/><text:span text:style-name="T10">settings.py <text:s/>(Added <text:s/>comma (,) )</text:span></text:p>
      <text:p text:style-name="P11"><text:span text:style-name="T7">TEMPLATE_DIRS</text:span> = (</text:p>
      <text:p text:style-name="P11"><text:s text:c="4"/>os.path.join(PROJECT_ROOT, "templates")<text:span text:style-name="T22">,</text:span><text:span text:style-name="T20"> </text:span></text:p>
      <text:p text:style-name="P11">#home/linuxuser/Documents/tamilthedal/encyclopedia/templates</text:p>
      <text:p text:style-name="P11"/>
      <text:p text:style-name="P66">Step <text:span text:style-name="T55">7</text:span>:</text:p>
      <text:p text:style-name="P2">ImportError at /</text:p>
      <text:p text:style-name="P64">No module named defaults</text:p>
      <text:p text:style-name="P56">refer link:</text:p>
      <text:p text:style-name="P4"><text:a xlink:type="simple" xlink:href="https://stackoverflow.com/questions/19962736/django-import-error-no-module-named-django-conf-urls-defaults" text:style-name="Internet_20_link" text:visited-style-name="Visited_20_Internet_20_Link"><text:span text:style-name="T15">https://stackoverflow.com/questions/19962736/django-import-error-no-module-named-django-conf-urls-defaults</text:span></text:a></text:p>
      <text:p text:style-name="P33">sollution: <text:s/><text:span text:style-name="T24">urls.py <text:s text:c="2"/>(Include)</text:span></text:p>
      <text:p text:style-name="P1"><text:span text:style-name="Source_20_Text"><text:span text:style-name="T15">django.conf.urls.defaults</text:span></text:span><text:span text:style-name="T15"> </text:span><text:a xlink:type="simple" xlink:href="https://docs.djangoproject.com/en/dev/internals/deprecation/#deprecation-removed-in-1-6" text:style-name="Internet_20_link" text:visited-style-name="Visited_20_Internet_20_Link"><text:span text:style-name="T15">has been removed in Django 1.6</text:span></text:a><text:span text:style-name="T15">. If the problem was in your own code, you would fix it by changing the import to</text:span></text:p>
      <text:p text:style-name="P3"><text:span text:style-name="Source_20_Text"><text:span text:style-name="T16">from django.conf.urls import patterns, url, include</text:span></text:span></text:p>
      <text:p text:style-name="P12"/>
      <text:p text:style-name="P66"/>
      <text:p text:style-name="P66"/>
      <text:p text:style-name="P66"><text:soft-page-break/></text:p>
      <text:p text:style-name="P66">Step <text:span text:style-name="T55">8</text:span>:</text:p>
      <text:h text:style-name="P75" text:outline-level="1">ImportError at /</text:h>
      <text:p text:style-name="P53">No module named simple</text:p>
      <text:p text:style-name="P35">sollution: <text:s/>urls.py</text:p>
      <text:p text:style-name="P36">commend <text:span text:style-name="T43">or remove </text:span>this line:</text:p>
      <text:p text:style-name="P109"># from django.views.generic.simple import direct_to_template</text:p>
      <text:p text:style-name="P110"># urlpatterns += patterns('encyclopedia.tamilthedal',</text:p>
      <text:p text:style-name="P110"><text:s/># <text:s/>(r'^$', direct_to_template, {'template': 'index.html'}),</text:p>
      <text:p text:style-name="P77"><text:span text:style-name="Source_20_Text"><text:span text:style-name="T16"/></text:span></text:p>
      <text:p text:style-name="P78"><text:span text:style-name="Source_20_Text"><text:span text:style-name="T45">Next </text:span></text:span><text:span text:style-name="Source_20_Text"><text:span text:style-name="T46">A</text:span></text:span><text:span text:style-name="Source_20_Text"><text:span text:style-name="T45">dded </text:span></text:span><text:span text:style-name="Source_20_Text"><text:span text:style-name="T44">:</text:span></text:span></text:p>
      <text:p text:style-name="P77"><text:span text:style-name="Source_20_Text"><text:span text:style-name="T17"/></text:span></text:p>
      <text:p text:style-name="P77"><text:span text:style-name="Source_20_Text"><text:span text:style-name="T17"/></text:span></text:p>
      <text:p text:style-name="P77"><text:span text:style-name="Source_20_Text"><text:span text:style-name="T16">from django.views.generic import TemplateView</text:span></text:span></text:p>
      <text:p text:style-name="P84"/>
      <text:p text:style-name="P79"><text:span text:style-name="Source_20_Text"><text:span text:style-name="T13">urlpatterns += patterns('encyclopedia.tamilthedal',</text:span></text:span></text:p>
      <text:p text:style-name="P79"><text:span text:style-name="Source_20_Text"><text:span text:style-name="T13"><text:s text:c="4"/>(r'^$', TemplateView.as_view(template_name="index.html")),</text:span></text:span></text:p>
      <text:p text:style-name="P80"><text:span text:style-name="Source_20_Text"><text:span text:style-name="T14">)</text:span></text:span></text:p>
      <text:p text:style-name="P23"/>
      <text:p text:style-name="P7"/>
      <text:p text:style-name="P66"/>
      <text:p text:style-name="P66">Step <text:span text:style-name="T55">9</text:span>:</text:p>
      <text:h text:style-name="P73" text:outline-level="1">ImproperlyConfigured at /</text:h>
      <text:p text:style-name="P87">Please make sure you specified at least one of these settings: ('PAGE_DEFAULT_TEMPLATE', 'DEFAULT_PAGE_TEMPLATE') </text:p>
      <text:p text:style-name="P54"/>
      <text:p text:style-name="P57">refer link:</text:p>
      <text:p text:style-name="P6"><text:span text:style-name="T25"><text:s/></text:span><text:a xlink:type="simple" xlink:href="http://packages.python.org/django-page-cms/settings-list.html#page-default-template" text:style-name="Internet_20_link" text:visited-style-name="Visited_20_Internet_20_Link"><text:span text:style-name="T33">http://packages.python.org/django-page-cms/settings-list.html#page-default-template</text:span></text:a></text:p>
      <text:p text:style-name="P34">sollution: settings.py <text:s text:c="3"/><text:span text:style-name="T59">(Added)</text:span></text:p>
      <text:p text:style-name="P24"><text:span text:style-name="T42">PAGE_DEFAULT_TEMPLATE </text:span>=<text:span text:style-name="T20"> 'pages/index.html'</text:span></text:p>
      <text:p text:style-name="P29"/>
      <text:p text:style-name="P49"><text:span text:style-name="Source_20_Text"><text:span text:style-name="T41"/></text:span></text:p>
      <text:p text:style-name="P44"><text:span text:style-name="Source_20_Text"><text:span text:style-name="T38"/></text:span></text:p>
      <text:p text:style-name="P14"><text:soft-page-break/></text:p>
      <text:p text:style-name="P66">Step <text:span text:style-name="T55">10</text:span>:</text:p>
      <text:h text:style-name="P74" text:outline-level="1">ImproperlyConfigured at /</text:h>
      <text:p text:style-name="P88">Please make sure you specified at least one of these settings: ('PAGE_LANGUAGES',)</text:p>
      <text:p text:style-name="P86"/>
      <text:p text:style-name="P58"><text:span text:style-name="T9">r</text:span>efer <text:span text:style-name="T24">link</text:span>:</text:p>
      <text:p text:style-name="P76"><text:span text:style-name="T15"><text:s/><text:tab/></text:span><text:a xlink:type="simple" xlink:href="http://packages.python.org/django-page-cms/settings-list.html#page-languages" text:style-name="Internet_20_link" text:visited-style-name="Visited_20_Internet_20_Link"><text:span text:style-name="T15">http://packages.python.org/django-page-cms/settings-list.html#page-languages</text:span></text:a></text:p>
      <text:p text:style-name="P86"/>
      <text:p text:style-name="P86"/>
      <text:p text:style-name="P5"><text:span text:style-name="T15"><text:tab/></text:span><text:a xlink:type="simple" xlink:href="https://pythonhosted.org/django-page-cms/installation.html" text:style-name="Internet_20_link" text:visited-style-name="Visited_20_Internet_20_Link"><text:span text:style-name="T15">https://pythonhosted.org/django-page-cms/installation.html</text:span></text:a></text:p>
      <text:p text:style-name="P15"/>
      <text:p text:style-name="P16"><text:span text:style-name="T52">sollution: </text:span><text:span text:style-name="T51">settings.py <text:s/></text:span><text:span text:style-name="T53">(Added)</text:span></text:p>
      <text:p text:style-name="P59"/>
      <text:p text:style-name="P17"><text:span text:style-name="T5">PAGE_TEMPLATES</text:span> = (</text:p>
      <text:p text:style-name="P17"><text:s text:c="4"/>('pages/nice.html', 'nice one'),</text:p>
      <text:p text:style-name="P17"><text:s text:c="4"/>('pages/cool.html', 'cool one'),</text:p>
      <text:p text:style-name="P17">)</text:p>
      <text:p text:style-name="P17"/>
      <text:p text:style-name="P17"><text:span text:style-name="T5">INSTALLED_APPS</text:span> = (</text:p>
      <text:p text:style-name="P18">.......</text:p>
      <text:p text:style-name="P18">‘pages’</text:p>
      <text:p text:style-name="P17">)</text:p>
      <text:p text:style-name="P17"/>
      <text:p text:style-name="P17">gettext_noop = lambda s: s</text:p>
      <text:p text:style-name="P17"><text:span text:style-name="T7">PAGE_LANGUAGES</text:span> = (</text:p>
      <text:p text:style-name="P17"><text:s text:c="4"/>('de', gettext_noop('German')),</text:p>
      <text:p text:style-name="P17"><text:s text:c="4"/>('fr-ch', gettext_noop('Swiss french')),</text:p>
      <text:p text:style-name="P17"><text:s text:c="4"/>('en-us', gettext_noop('US English')),</text:p>
      <text:p text:style-name="P17">)</text:p>
      <text:p text:style-name="P17"/>
      <text:p text:style-name="P17"><text:soft-page-break/></text:p>
      <text:p text:style-name="P17"><text:span text:style-name="T5">languages</text:span> = list(PAGE_LANGUAGES)</text:p>
      <text:p text:style-name="P60"/>
      <text:p text:style-name="P17"><text:span text:style-name="T7">LANGUAGES </text:span>= languages</text:p>
      <text:p text:style-name="P17"/>
      <text:p text:style-name="P61">def language_mapping(lang):</text:p>
      <text:p text:style-name="P61"><text:s text:c="4"/>if lang.startswith('fr'):</text:p>
      <text:p text:style-name="P61"><text:s text:c="8"/>return 'fr-fr'</text:p>
      <text:p text:style-name="P61"><text:s text:c="4"/>return lang</text:p>
      <text:p text:style-name="P17"><text:span text:style-name="T5">PAGE_LANGUAGE_MAPPING</text:span> = language_mapping</text:p>
      <text:p text:style-name="P59"/>
      <text:p text:style-name="P17"><text:span text:style-name="T5">TEMPLATE_CONTEXT_PROCESSORS </text:span>= (</text:p>
      <text:p text:style-name="P17"><text:s text:c="4"/>'pages.context_processors.media',</text:p>
      <text:p text:style-name="P17">)</text:p>
      <text:p text:style-name="P17"/>
      <text:p text:style-name="P17"><text:span text:style-name="T5">PAGE_USE_SITE_ID</text:span> = True</text:p>
      <text:p text:style-name="P17"><text:span text:style-name="T5">SITE_ID</text:span> = 1</text:p>
      <text:p text:style-name="P17"><text:span text:style-name="T5">STATIC_URL</text:span> = '/static/'</text:p>
      <text:p text:style-name="P17"/>
      <text:p text:style-name="P17"><text:span text:style-name="T5">STATICFILES_DIRS</text:span> = [</text:p>
      <text:p text:style-name="P17"><text:s text:c="4"/>os.path.join(PROJECT_ROOT, "static"),</text:p>
      <text:p text:style-name="P17">]</text:p>
      <text:p text:style-name="P17"/>
      <text:p text:style-name="P17"><text:span text:style-name="T5">TEMPLATE_LOADERS</text:span> = (</text:p>
      <text:p text:style-name="P17"><text:s text:c="4"/>'django.template.loaders.filesystem.Loader',</text:p>
      <text:p text:style-name="P17"><text:s text:c="4"/>'django.template.loaders.app_directories.Loader'</text:p>
      <text:p text:style-name="P17">)</text:p>
      <text:p text:style-name="P17"><text:soft-page-break/></text:p>
      <text:p text:style-name="P17"><text:span text:style-name="T7">TEMPLATES</text:span> = [</text:p>
      <text:p text:style-name="P17"><text:s text:c="4"/>{</text:p>
      <text:p text:style-name="P17"><text:s text:c="8"/>'BACKEND': 'django.template.backends.django.DjangoTemplates',</text:p>
      <text:p text:style-name="P20"><text:s text:c="8"/>'DIRS': [os.path.join(PROJECT_ROOT, 'templates')], <text:s text:c="9"/><text:span text:style-name="T67"># <text:s text:c="2"/>&lt;---- </text:span><text:span text:style-name="T68">TEMPLATE_DIRS</text:span></text:p>
      <text:p text:style-name="P17"><text:s text:c="8"/>'APP_DIRS': True,</text:p>
      <text:p text:style-name="P17"><text:s text:c="8"/>'OPTIONS': {</text:p>
      <text:p text:style-name="P17"><text:s text:c="12"/>'context_processors': [</text:p>
      <text:p text:style-name="P17"><text:s text:c="16"/>"django.contrib.auth.context_processors.auth",</text:p>
      <text:p text:style-name="P17"><text:s text:c="12"/>]</text:p>
      <text:p text:style-name="P17"><text:s text:c="8"/>}</text:p>
      <text:p text:style-name="P17"><text:s text:c="4"/>}</text:p>
      <text:p text:style-name="P17">]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111"/>
      <text:p text:style-name="P30"><text:span text:style-name="T50">Finally check </text:span><text:span text:style-name="T49">S</text:span><text:span text:style-name="T48">ettings.py </text:span><text:span text:style-name="T49"><text:s/></text:span><text:span text:style-name="T50">file:</text:span></text:p>
      <text:p text:style-name="P17">import os</text:p>
      <text:p text:style-name="P17"/>
      <text:p text:style-name="P17"><text:span text:style-name="T31">DEBUG </text:span>= True</text:p>
      <text:p text:style-name="P17"><text:span text:style-name="T29">TEMPLATE_DEBUG</text:span><text:span text:style-name="T26"> </text:span>= DEBUG</text:p>
      <text:p text:style-name="P17"/>
      <text:p text:style-name="P17"><text:span text:style-name="T29">ADMINS </text:span>= (</text:p>
      <text:p text:style-name="P17"><text:s text:c="4"/># ('Your Name', 'your_email@domain.com'),</text:p>
      <text:p text:style-name="P17">)</text:p>
      <text:p text:style-name="P17"/>
      <text:p text:style-name="P17"><text:span text:style-name="T29">MANAGERS</text:span> = ADMINS</text:p>
      <text:p text:style-name="P17"/>
      <text:p text:style-name="P17"><text:span text:style-name="T29">DATABASE_ENGINE</text:span> = 'sqlite3' <text:s text:c="10"/></text:p>
      <text:p text:style-name="P17"><text:span text:style-name="T29">DATABASE_NAME</text:span> = '/home/linuxuser/Documents/tamilthedal/encyclopedia/thedal.db' <text:s text:c="12"/></text:p>
      <text:p text:style-name="P17"><text:span text:style-name="T29">DATABASE_USER </text:span>= '' <text:s text:c="11"/></text:p>
      <text:p text:style-name="P17"><text:span text:style-name="T30">DATABASE_PASSWORD</text:span><text:span text:style-name="T28"> = '' <text:s/></text:span><text:s text:c="7"/></text:p>
      <text:p text:style-name="P17"><text:span text:style-name="T29">DATABASE_HOST</text:span> = '' <text:s text:c="11"/></text:p>
      <text:p text:style-name="P17"><text:span text:style-name="T29">DATABASE_PORT </text:span>= '' <text:s text:c="12"/></text:p>
      <text:p text:style-name="P17"/>
      <text:p text:style-name="P17"><text:span text:style-name="T29">TIME_ZONE </text:span>= 'America/Chicago'</text:p>
      <text:p text:style-name="P17"><text:span text:style-name="T29">SESSION_EXPIRE_AT_BROWSER_CLOS</text:span>E = True</text:p>
      <text:p text:style-name="P17"><text:span text:style-name="T29">LANGUAGE_CODE</text:span> = 'en-us'</text:p>
      <text:p text:style-name="P17"/>
      <text:p text:style-name="P17"><text:span text:style-name="T29">SITE_ID</text:span> = 1</text:p>
      <text:p text:style-name="P17"><text:span text:style-name="T29">USE_I18N </text:span>= True</text:p>
      <text:p text:style-name="P62"><text:soft-page-break/></text:p>
      <text:p text:style-name="P17"><text:span text:style-name="T29">MEDIA_ROOT</text:span> = ''</text:p>
      <text:p text:style-name="P17"><text:span text:style-name="T29">MEDIA_URL</text:span> = ''</text:p>
      <text:p text:style-name="P17"><text:span text:style-name="T29">ADMIN_MEDIA_PREFIX</text:span> = '/media/'</text:p>
      <text:p text:style-name="P17">import os</text:p>
      <text:p text:style-name="P17"><text:span text:style-name="T29">PROJECT_ROOT</text:span> = os.path.realpath(os.path.dirname(__file__))</text:p>
      <text:p text:style-name="P17"/>
      <text:p text:style-name="P17"><text:span text:style-name="T29">FILE_NAME </text:span>= os.path.join(PROJECT_ROOT, "utilities/error") </text:p>
      <text:p text:style-name="P62"/>
      <text:p text:style-name="P17"><text:span text:style-name="T29">INDEX_PATH</text:span> = os.path.join(PROJECT_ROOT, "utilities/index")</text:p>
      <text:p text:style-name="P62"/>
      <text:p text:style-name="P17"><text:span text:style-name="T29">SECRET_KEY </text:span>= 'md&amp;bz&amp;=bo_@b6g7$u@*ssi50dkmfvmy)y6g)!o%)vw%5qo@!#7'</text:p>
      <text:p text:style-name="P17"/>
      <text:p text:style-name="P17"><text:span text:style-name="T29">MIDDLEWARE_CLASSES </text:span>= (</text:p>
      <text:p text:style-name="P17"><text:s text:c="4"/>'django.middleware.common.CommonMiddleware',</text:p>
      <text:p text:style-name="P17"><text:s text:c="4"/>'django.contrib.sessions.middleware.SessionMiddleware',</text:p>
      <text:p text:style-name="P17"><text:s text:c="4"/>'django.contrib.auth.middleware.AuthenticationMiddleware',</text:p>
      <text:p text:style-name="P17">)</text:p>
      <text:p text:style-name="P62"/>
      <text:p text:style-name="P17"><text:span text:style-name="T29">ROOT_URLCONF</text:span> = 'encyclopedia.urls'</text:p>
      <text:p text:style-name="P17"><text:span text:style-name="T29">LOGIN_URL</text:span> = '/login/'</text:p>
      <text:p text:style-name="P62"/>
      <text:p text:style-name="P17"><text:span text:style-name="T29">PAGE_TEMPLATES</text:span> = (</text:p>
      <text:p text:style-name="P17"><text:s text:c="4"/>('pages/nice.html', 'nice one'),</text:p>
      <text:p text:style-name="P17"><text:s text:c="4"/>('pages/cool.html', 'cool one'),</text:p>
      <text:p text:style-name="P17">)</text:p>
      <text:p text:style-name="P17"/>
      <text:p text:style-name="P62"><text:soft-page-break/></text:p>
      <text:p text:style-name="P62"/>
      <text:p text:style-name="P17"><text:span text:style-name="T29">PAGE_DEFAULT_TEMPLATE</text:span> = 'pages/index.html'</text:p>
      <text:p text:style-name="P62"/>
      <text:p text:style-name="P17"><text:span text:style-name="T29">INSTALLED_APPS</text:span> = (</text:p>
      <text:p text:style-name="P17"><text:s text:c="4"/>'django.contrib.auth',</text:p>
      <text:p text:style-name="P17"><text:s text:c="4"/>'django.contrib.admin',</text:p>
      <text:p text:style-name="P17"><text:s text:c="4"/>'django.contrib.contenttypes',</text:p>
      <text:p text:style-name="P17"><text:s text:c="4"/>'django.contrib.sessions',</text:p>
      <text:p text:style-name="P17"><text:s text:c="4"/>'django.contrib.sites',</text:p>
      <text:p text:style-name="P17"><text:s text:c="4"/>'encyclopedia.tamilthedal',</text:p>
      <text:p text:style-name="P17"><text:s text:c="4"/>'pages',</text:p>
      <text:p text:style-name="P17">)</text:p>
      <text:p text:style-name="P62"/>
      <text:p text:style-name="P17"><text:span text:style-name="T29">LANGUAGE_CODE</text:span> = 'en-us'</text:p>
      <text:p text:style-name="P17"/>
      <text:p text:style-name="P17">gettext_noop = lambda s: s</text:p>
      <text:p text:style-name="P17"><text:span text:style-name="T29">PAGE_LANGUAGES</text:span> = (</text:p>
      <text:p text:style-name="P17"><text:s text:c="4"/>('de', gettext_noop('German')),</text:p>
      <text:p text:style-name="P17"><text:s text:c="4"/>('fr-ch', gettext_noop('Swiss french')),</text:p>
      <text:p text:style-name="P17"><text:s text:c="4"/>('en-us', gettext_noop('US English')),</text:p>
      <text:p text:style-name="P17">)</text:p>
      <text:p text:style-name="P62"/>
      <text:p text:style-name="P17"><text:span text:style-name="T29">languages</text:span> = list(PAGE_LANGUAGES)</text:p>
      <text:p text:style-name="P17"><text:span text:style-name="T29">LANGUAGES </text:span>= languages</text:p>
      <text:p text:style-name="P63"/>
      <text:p text:style-name="P63"/>
      <text:p text:style-name="P63"><text:soft-page-break/></text:p>
      <text:p text:style-name="P63"/>
      <text:p text:style-name="P63">def language_mapping(lang):</text:p>
      <text:p text:style-name="P63"><text:s text:c="4"/>if lang.startswith('fr'):</text:p>
      <text:p text:style-name="P63"><text:s text:c="8"/>return 'fr-fr'</text:p>
      <text:p text:style-name="P63"><text:s text:c="4"/>return lang</text:p>
      <text:p text:style-name="P62"/>
      <text:p text:style-name="P17"><text:span text:style-name="T29">PAGE_LANGUAGE_MAPPING</text:span> = language_mapping</text:p>
      <text:p text:style-name="P62"/>
      <text:p text:style-name="P17"><text:span text:style-name="T29">TEMPLATE_CONTEXT_PROCESSORS</text:span> = (</text:p>
      <text:p text:style-name="P17"><text:s text:c="4"/>'pages.context_processors.media',</text:p>
      <text:p text:style-name="P17">)</text:p>
      <text:p text:style-name="P62"/>
      <text:p text:style-name="P17"><text:span text:style-name="T29">PAGE_USE_SITE_ID</text:span> = True</text:p>
      <text:p text:style-name="P17"><text:span text:style-name="T29">SITE_ID</text:span> = 1</text:p>
      <text:p text:style-name="P17"><text:span text:style-name="T29">STATIC_URL</text:span> = '/static/'</text:p>
      <text:p text:style-name="P62"/>
      <text:p text:style-name="P17"><text:span text:style-name="T29">STATICFILES_DIRS</text:span> = [</text:p>
      <text:p text:style-name="P17"><text:s text:c="4"/>os.path.join(PROJECT_ROOT, "static"),</text:p>
      <text:p text:style-name="P17">]</text:p>
      <text:p text:style-name="P62"/>
      <text:p text:style-name="P17"><text:span text:style-name="T29">TEMPLATE_LOADERS </text:span>= (</text:p>
      <text:p text:style-name="P17"><text:s text:c="4"/>'django.template.loaders.filesystem.Loader',</text:p>
      <text:p text:style-name="P17"><text:s text:c="4"/>'django.template.loaders.app_directories.Loader'</text:p>
      <text:p text:style-name="P17">)</text:p>
      <text:p text:style-name="P62"/>
      <text:p text:style-name="P62"/>
      <text:p text:style-name="P62"><text:soft-page-break/></text:p>
      <text:p text:style-name="P62"/>
      <text:p text:style-name="P17"><text:span text:style-name="T29">TEMPLATES</text:span> = [</text:p>
      <text:p text:style-name="P17"><text:s text:c="4"/>{</text:p>
      <text:p text:style-name="P17"><text:s text:c="8"/>'BACKEND': 'django.template.backends.django.DjangoTemplates',</text:p>
      <text:p text:style-name="P17"><text:s text:c="8"/>'DIRS': [os.path.join(PROJECT_ROOT, 'templates')],</text:p>
      <text:p text:style-name="P17"><text:s text:c="8"/>'APP_DIRS': <text:span text:style-name="T27">True,</text:span></text:p>
      <text:p text:style-name="P17"><text:s text:c="8"/>'OPTIONS': {</text:p>
      <text:p text:style-name="P17"><text:s text:c="12"/>'context_processors': [</text:p>
      <text:p text:style-name="P17"><text:s text:c="16"/>"django.contrib.auth.context_processors.auth",</text:p>
      <text:p text:style-name="P17"><text:s text:c="12"/>]</text:p>
      <text:p text:style-name="P17"><text:s text:c="8"/>}</text:p>
      <text:p text:style-name="P17"><text:s text:c="4"/>}</text:p>
      <text:p text:style-name="P17">]</text:p>
      <text:p text:style-name="P19"/>
      <text:p text:style-name="P17"/>
      <text:p text:style-name="P55"><text:span text:style-name="T60">Tamil </text:span>Letters print in box:</text:p>
      <text:p text:style-name="P112">Sollution: <text:s text:c="5"/></text:p>
      <text:p text:style-name="P40"><text:tab/>index.html: <text:s text:c="5"/>line no 28:</text:p>
      <text:p text:style-name="P25"><text:s/><text:span text:style-name="T59">change this code </text:span><text:s text:c="4"/><text:span text:style-name="T1">&lt;p&gt;{{ each.key }}&lt;/p&gt; <text:s/></text:span><text:s text:c="7"/><text:span text:style-name="T59">instead of <text:s text:c="2"/></text:span><text:s/>&lt;b&gt;{{ each.key }}&lt;/b&gt; <text:s/></text:p>
      <text:p text:style-name="P25"/>
      <text:p text:style-name="P26"><text:span text:style-name="Source_20_Text"><text:span text:style-name="T2"/></text:span></text:p>
      <text:p text:style-name="P26"><text:span text:style-name="Source_20_Text"><text:span text:style-name="T3"/></text:span></text:p>
      <text:p text:style-name="P25"/>
      <text:p text:style-name="P17"/>
      <text:p text:style-name="P21"/>
      <text:p text:style-name="P13"/>
      <text:p text:style-name="P22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0:02:03.563040222</meta:creation-date>
    <dc:date>2017-06-29T18:22:27.588050566</dc:date>
    <meta:editing-duration>PT7H15M46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13" meta:paragraph-count="228" meta:word-count="621" meta:character-count="7083" meta:non-whitespace-character-count="6145"/>
  </office:meta>
</office:document-meta>
</file>